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al de Usuarios</text:p>
      <text:p text:style-name="Standard"/>
      <text:p text:style-name="Standard"><text:tab/>Este software sirve como herramienta didáctica para introducir a los alumnos a la programación de bajo nivel, particularmente en lenguaje assembly y código de máquina en una arquitectura de tipo Load/Store. </text:p>
      <text:p text:style-name="Standard"/>
      <text:p text:style-name="Standard"><text:tab/>Como todos sabemos, las computadoras trabajan con 0´s y 1´s que luego a nivel hardware serán interpretados como impulsos eléctricos. Esto es muy difícil de escribir, entender y mantener por seres humanos. Por esta razón, la historia ha demostrado que es necesario construir abstracciones de más alto nivel que se asemejen a la lingüística comprensible, siendo necesaria su posterior traducción de alto a bajo nivel. Es necesario para cada uno de estos lenguajes, sin importar el nivel de abstracción, definir reglas sintácticas y semánticas que no presenten ambigüedades. </text:p>
      <text:p text:style-name="Standard"><text:tab/>En Maxi&amp;Co como ya se mencionó, se manejan dos lenguajes: El código de máquina que consiste en instrucciones a nivel bit, expresadas en hexadecimal, las cuales son de tamaño fijo (en este caso de dos bytes, osea cuatro caracteres hexadecimales). Suelen ser simples con accesos a memoria y a registros.</text:p>
      <text:p text:style-name="Standard"><text:tab/>Por otro lado se maneja el lenguaje assembly que trabaja con instrucciones de mas alto nivel. Contiene un set de instrucciones más extenso que nos habilita a realizar programas más complejos y largos. Podemos clasificar a las intrucciones en tres tipos de categorías:</text:p>
      <text:list xml:id="list135814945" text:style-name="L1">
        <text:list-item>
          <text:list>
            <text:list-item>
              <text:list>
                <text:list-item>
                  <text:p text:style-name="P1">Aritméticas.</text:p>
                </text:list-item>
                <text:list-item>
                  <text:p text:style-name="P1">Accesos a memoria, tanto para escribir como para leer.</text:p>
                </text:list-item>
                <text:list-item>
                  <text:p text:style-name="P1">Control. Instrucciones que manejan situaciones condicionales que alteran el flujo del programa.</text:p>
                </text:list-item>
              </text:list>
            </text:list-item>
          </text:list>
        </text:list-item>
      </text:list>
      <text:p text:style-name="Standard"><text:tab/></text:p>
      <text:p text:style-name="Standard"><text:tab/>Cabe aclarar que estas instrucciones se representan de una manera más amistosa que las de código de máquina. Simplemente con leerla ya se debería entender que función cumple. Ej: Para el caso de una suma de registros: add rd,rs,rt.</text:p>
      <text:p text:style-name="Standard"/>
      <text:p text:style-name="Standard"><text:tab/>A continuación se mostrará los set de instrucciones disponibles para ambos lenguajes.</text:p>
      <text:p text:style-name="Standard"/>
      <text:p text:style-name="Standard">Set de instrucciones del código de máquina</text:p>
      <text:p text:style-name="Standard"/>
      <text:p text:style-name="Standard">1RXY CARGAR el registro R con el patrón de bits que está en la celda de memoria cuya</text:p>
      <text:p text:style-name="Standard">dirección es XY</text:p>
      <text:p text:style-name="Standard">2RXY CARGAR el registro R con el patrón de bits XY</text:p>
      <text:p text:style-name="Standard">3RXY ALMACENAR el patrón de bits que está en el registro R en la celda de memoria cuya</text:p>
      <text:p text:style-name="Standard">dirección es XY</text:p>
      <text:p text:style-name="Standard">40RS COPIAR el patrón de bits que está en el registro R al registro S</text:p>
      <text:p text:style-name="Standard">5RST SUMAR los patrones de bits de los registros S y T en complemento a 2 y dejar el resultado</text:p>
      <text:p text:style-name="Standard">en el registro R</text:p>
      <text:p text:style-name="Standard">6RST SUMAR los patrones de bits de los registros S y T en punto flotante y dejar el resultado en</text:p>
      <text:p text:style-name="Standard">el registro R</text:p>
      <text:p text:style-name="Standard">7RST Disyunción lógica (OR) de los patrones de bits de los registros S y T colocando el resultado</text:p>
      <text:p text:style-name="Standard">en el registro R</text:p>
      <text:p text:style-name="Standard">8RST Conjunción lógica (AND) de los patrones de bits de los registros S y T colocando el</text:p>
      <text:p text:style-name="Standard">resultado en el registro</text:p>
      <text:p text:style-name="Standard">9RST Disyunción lógica exclusiva (XOR) de los patrones de bits de los registros S y T colocando</text:p>
      <text:p text:style-name="Standard">el resultado en el registro R</text:p>
      <text:p text:style-name="Standard">AR0X ROTAR el patrón de bits del registro R un bit a derecha X veces</text:p>
      <text:p text:style-name="Standard">BRXY SALTAR a la instrucción situada en la celda de memoria cuya dirección es XY si el patrón</text:p>
      <text:p text:style-name="Standard">de bits del registro R es igual al patrón de bits del registro número 0.</text:p>
      <text:p text:style-name="Standard">C000 PARAR la ejecución</text:p>
      <text:p text:style-name="Standard"><text:soft-page-break/><text:tab/> <text:s text:c="2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9:13:23.910226000</meta:creation-date>
    <dc:date>2014-07-25T18:12:19</dc:date>
    <meta:editing-duration>PT14H36M53S</meta:editing-duration>
    <meta:editing-cycles>2</meta:editing-cycles>
    <meta:generator>LibreOffice/3.5$Linux_X86_64 LibreOffice_project/350m1$Build-2</meta:generator>
    <dc:creator>Maxi </dc:creator>
    <meta:document-statistic meta:table-count="0" meta:image-count="0" meta:object-count="0" meta:page-count="2" meta:paragraph-count="33" meta:word-count="531" meta:character-count="3064" meta:non-whitespace-character-count="2534"/>
  </office:meta>
</office:document-meta>
</file>